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be7" officeooo:paragraph-rsid="00163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::: payroll_crud</text:p>
      <text:p text:style-name="P1">username: <text:s text:c="2"/><text:bookmark-start text:name="__DdeLink__4813_2669789735"/>andrzej_payroll<text:bookmark-end text:name="__DdeLink__4813_2669789735"/></text:p>
      <text:p text:style-name="P1">password: <text:s text:c="2"/>Gandrew!@#4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8:03:55.559605136</meta:creation-date>
    <dc:date>2020-11-20T18:43:28.289886450</dc:date>
    <meta:editing-duration>PT29M11S</meta:editing-duration>
    <meta:editing-cycles>1</meta:editing-cycles>
    <meta:document-statistic meta:table-count="0" meta:image-count="0" meta:object-count="0" meta:page-count="1" meta:paragraph-count="3" meta:word-count="7" meta:character-count="76" meta:non-whitespace-character-count="68"/>
    <meta:generator>LibreOffice/6.4.6.2$Linux_X86_64 LibreOffice_project/40$Build-2</meta:generator>
  </office:meta>
</office:document-meta>
</file>